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583d6" officeooo:paragraph-rsid="00165d08"/>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32f101"/>
    </style:style>
    <style:style style:name="P4" style:family="paragraph" style:parent-style-name="Text_20_body">
      <style:paragraph-properties fo:text-align="justify" style:justify-single-word="false"/>
      <style:text-properties officeooo:rsid="001b1127" officeooo:paragraph-rsid="001b1127"/>
    </style:style>
    <style:style style:name="P5" style:family="paragraph" style:parent-style-name="Text_20_body">
      <style:paragraph-properties fo:text-align="justify" style:justify-single-word="false"/>
      <style:text-properties officeooo:rsid="001b1127" officeooo:paragraph-rsid="00331c43"/>
    </style:style>
    <style:style style:name="P6" style:family="paragraph" style:parent-style-name="Text_20_body">
      <style:paragraph-properties fo:text-align="justify" style:justify-single-word="false"/>
      <style:text-properties officeooo:rsid="001f8f40" officeooo:paragraph-rsid="001f8f40"/>
    </style:style>
    <style:style style:name="P7" style:family="paragraph" style:parent-style-name="Text_20_body">
      <style:text-properties officeooo:rsid="0022a4b3" officeooo:paragraph-rsid="0022a4b3"/>
    </style:style>
    <style:style style:name="P8" style:family="paragraph" style:parent-style-name="Text_20_body">
      <style:text-properties officeooo:rsid="00305773" officeooo:paragraph-rsid="00305773"/>
    </style:style>
    <style:style style:name="P9" style:family="paragraph" style:parent-style-name="Text_20_body">
      <style:text-properties officeooo:rsid="00240448" officeooo:paragraph-rsid="00347127"/>
    </style:style>
    <style:style style:name="P10" style:family="paragraph" style:parent-style-name="Text_20_body">
      <style:text-properties officeooo:rsid="0026924f" officeooo:paragraph-rsid="0035c7d7"/>
    </style:style>
    <style:style style:name="P11" style:family="paragraph" style:parent-style-name="Footnote">
      <style:text-properties officeooo:rsid="00177a3b" officeooo:paragraph-rsid="00177a3b"/>
    </style:style>
    <style:style style:name="P12" style:family="paragraph" style:parent-style-name="Footnote">
      <style:text-properties officeooo:rsid="0019219e" officeooo:paragraph-rsid="0019219e"/>
    </style:style>
    <style:style style:name="P13" style:family="paragraph" style:parent-style-name="Footnote">
      <style:text-properties officeooo:rsid="001b1127" officeooo:paragraph-rsid="001b1127"/>
    </style:style>
    <style:style style:name="P14" style:family="paragraph" style:parent-style-name="Footnote">
      <style:text-properties officeooo:rsid="002edbdf" officeooo:paragraph-rsid="002edbdf"/>
    </style:style>
    <style:style style:name="P15" style:family="paragraph" style:parent-style-name="Footnote">
      <style:text-properties officeooo:rsid="00331c43" officeooo:paragraph-rsid="00331c43"/>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Text_20_body" style:list-style-name="L1">
      <style:text-properties officeooo:rsid="0019219e" officeooo:paragraph-rsid="001b1127"/>
    </style:style>
    <style:style style:name="P20" style:family="paragraph" style:parent-style-name="Text_20_body" style:list-style-name="L1">
      <style:text-properties officeooo:rsid="001b1127" officeooo:paragraph-rsid="001b1127"/>
    </style:style>
    <style:style style:name="P21" style:family="paragraph" style:parent-style-name="Text_20_body" style:list-style-name="L1">
      <style:text-properties officeooo:rsid="00287e8c" officeooo:paragraph-rsid="00287e8c"/>
    </style:style>
    <style:style style:name="P22" style:family="paragraph" style:parent-style-name="Heading_20_1">
      <style:text-properties officeooo:rsid="0012d497" officeooo:paragraph-rsid="0012d497"/>
    </style:style>
    <style:style style:name="P23" style:family="paragraph" style:parent-style-name="Heading_20_2">
      <style:text-properties officeooo:rsid="0019219e" officeooo:paragraph-rsid="0019219e"/>
    </style:style>
    <style:style style:name="T1" style:family="text">
      <style:text-properties fo:font-variant="normal" fo:text-transform="none" fo:color="#000000" fo:letter-spacing="normal" officeooo:rsid="0019219e"/>
    </style:style>
    <style:style style:name="T2" style:family="text">
      <style:text-properties officeooo:rsid="00165d08"/>
    </style:style>
    <style:style style:name="T3" style:family="text">
      <style:text-properties officeooo:rsid="00177a3b"/>
    </style:style>
    <style:style style:name="T4" style:family="text">
      <style:text-properties fo:font-style="italic" officeooo:rsid="00177a3b" style:font-style-asian="italic" style:font-style-complex="italic"/>
    </style:style>
    <style:style style:name="T5" style:family="text">
      <style:text-properties fo:font-style="italic" officeooo:rsid="0019219e" style:font-style-asian="italic" style:font-style-complex="italic"/>
    </style:style>
    <style:style style:name="T6" style:family="text">
      <style:text-properties fo:font-style="italic" officeooo:rsid="001cde5d" style:font-style-asian="italic" style:font-style-complex="italic"/>
    </style:style>
    <style:style style:name="T7" style:family="text">
      <style:text-properties fo:font-style="italic" officeooo:rsid="002edbdf" style:font-style-asian="italic" style:font-style-complex="italic"/>
    </style:style>
    <style:style style:name="T8" style:family="text">
      <style:text-properties fo:font-style="italic" officeooo:rsid="00347127" style:font-style-asian="italic" style:font-style-complex="italic"/>
    </style:style>
    <style:style style:name="T9" style:family="text">
      <style:text-properties officeooo:rsid="001b1127"/>
    </style:style>
    <style:style style:name="T10" style:family="text">
      <style:text-properties officeooo:rsid="001cde5d"/>
    </style:style>
    <style:style style:name="T11" style:family="text">
      <style:text-properties officeooo:rsid="001f8f40"/>
    </style:style>
    <style:style style:name="T12" style:family="text">
      <style:text-properties officeooo:rsid="00215906"/>
    </style:style>
    <style:style style:name="T13" style:family="text">
      <style:text-properties fo:font-style="normal" style:font-style-asian="normal" style:font-style-complex="normal"/>
    </style:style>
    <style:style style:name="T14" style:family="text">
      <style:text-properties fo:font-style="normal" officeooo:rsid="0026924f" style:font-style-asian="normal" style:font-style-complex="normal"/>
    </style:style>
    <style:style style:name="T15" style:family="text">
      <style:text-properties fo:font-style="normal" officeooo:rsid="002edbdf" style:font-style-asian="normal" style:font-style-complex="normal"/>
    </style:style>
    <style:style style:name="T16" style:family="text">
      <style:text-properties fo:font-style="normal" officeooo:rsid="00347127" style:font-style-asian="normal" style:font-style-complex="normal"/>
    </style:style>
    <style:style style:name="T17" style:family="text">
      <style:text-properties officeooo:rsid="0024cda2"/>
    </style:style>
    <style:style style:name="T18" style:family="text">
      <style:text-properties officeooo:rsid="0026924f"/>
    </style:style>
    <style:style style:name="T19" style:family="text">
      <style:text-properties officeooo:rsid="00287e8c"/>
    </style:style>
    <style:style style:name="T20" style:family="text">
      <style:text-properties officeooo:rsid="0028b9fc"/>
    </style:style>
    <style:style style:name="T21" style:family="text">
      <style:text-properties officeooo:rsid="002aa741"/>
    </style:style>
    <style:style style:name="T22" style:family="text">
      <style:text-properties officeooo:rsid="002c5cd2"/>
    </style:style>
    <style:style style:name="T23" style:family="text">
      <style:text-properties officeooo:rsid="002edbdf"/>
    </style:style>
    <style:style style:name="T24" style:family="text">
      <style:text-properties officeooo:rsid="00306686"/>
    </style:style>
    <style:style style:name="T25" style:family="text">
      <style:text-properties officeooo:rsid="0030f741"/>
    </style:style>
    <style:style style:name="T26" style:family="text">
      <style:text-properties officeooo:rsid="00331c43"/>
    </style:style>
    <style:style style:name="T27" style:family="text">
      <style:text-properties officeooo:rsid="0033db7f"/>
    </style:style>
    <style:style style:name="T28" style:family="text">
      <style:text-properties officeooo:rsid="00347127"/>
    </style:style>
    <style:style style:name="T29" style:family="text">
      <style:text-properties officeooo:rsid="0035c7d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Seguimiento de dispositivos Android</text:p>
      <text:p text:style-name="Subtitle">Programación de Sistemas</text:p>
      <text:p text:style-name="Subtitle"/>
      <text:p text:style-name="Subtitle"/>
      <text:p text:style-name="Text_20_body"/>
      <text:p text:style-name="Subtitle"/>
      <text:p text:style-name="Subtitle">Curso 2014-2015</text:p>
      <text:p text:style-name="Subtitle">Segundo Cuatrimestre</text:p>
      <text:p text:style-name="Subtitle"><text:span text:style-name="T22">7</text:span> de <text:span text:style-name="T22">abril</text:span> del 2015</text:p>
      <text:p text:style-name="Subtitle"/>
      <text:p text:style-name="Subtitle"/>
      <text:p text:style-name="Text_20_body"/>
      <text:p text:style-name="Subtitle"/>
      <text:p text:style-name="Subtitle">Canosa Oroña, Juan Manuel - jmtatic@gmail.com</text:p>
      <text:p text:style-name="Subtitle">Trabazo Sardón, Diego - diego.trabazo@udc.es (contacto)</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Índice</text:p>
          </text:index-title>
          <text:p text:style-name="P17"><text:a xlink:type="simple" xlink:href="#__RefHeading__212_1219207421" text:style-name="Index_20_Link" text:visited-style-name="Index_20_Link">Motivación y objetivos<text:tab/>2</text:a></text:p>
          <text:p text:style-name="P17"><text:a xlink:type="simple" xlink:href="#__RefHeading__227_1219207421" text:style-name="Index_20_Link" text:visited-style-name="Index_20_Link">Análisis preliminar de requisitos<text:tab/>2</text:a></text:p>
          <text:p text:style-name="P18"><text:a xlink:type="simple" xlink:href="#__RefHeading__229_1219207421" text:style-name="Index_20_Link" text:visited-style-name="Index_20_Link">Funcionalidades<text:tab/>3</text:a></text:p>
          <text:p text:style-name="P18"><text:a xlink:type="simple" xlink:href="#__RefHeading__231_1219207421" text:style-name="Index_20_Link" text:visited-style-name="Index_20_Link">Prioridades, dependencias y orden<text:tab/>4</text:a></text:p>
          <text:p text:style-name="P18"><text:a xlink:type="simple" xlink:href="#__RefHeading__233_1219207421" text:style-name="Index_20_Link" text:visited-style-name="Index_20_Link">Responsabilidades<text:tab/>4</text:a></text:p>
          <text:p text:style-name="P17"><text:a xlink:type="simple" xlink:href="#__RefHeading__256_2038675136" text:style-name="Index_20_Link" text:visited-style-name="Index_20_Link">Planificación inicial: iteraciones, hitos y entregables<text:tab/>4</text:a></text:p>
          <text:p text:style-name="P18"><text:a xlink:type="simple" xlink:href="#__RefHeading__243_1219207421" text:style-name="Index_20_Link" text:visited-style-name="Index_20_Link">Incidencias y planes de contingencia.<text:tab/>4</text:a></text:p>
          <text:p text:style-name="P17"><text:a xlink:type="simple" xlink:href="#__RefHeading__247_1219207421" text:style-name="Index_20_Link" text:visited-style-name="Index_20_Link">Diseño: arquitectura<text:tab/>4</text:a></text:p>
        </text:index-body>
      </text:table-of-content>
      <text:h text:style-name="P22" text:outline-level="1"><text:bookmark-start text:name="__RefHeading__212_1219207421"/><text:span text:style-name="T24">M</text:span>otivación y objetivos<text:bookmark-end text:name="__RefHeading__212_1219207421"/></text:h>
      <text:p text:style-name="P1">El proyecto a desarrollar tiene como objetivo crear una aplicación que permita el seguimiento de dispositivos móviles, basados en tecnología Android, por el territorio. La motivación surge de la necesidad, patente en múltiples situaciones, de disponer de la información veraz y una herramienta que permita <text:span text:style-name="T24">consultarla y </text:span>gestionarla, con el fin de localizar personas, animales u objetos y surge tanto en el ámbito personal como profesional. <text:span text:style-name="T25">Se parte con la idea de diseñar y construir los módulos básicos que permitan al dispositivo enviar la información generada a un servidor central. Éste la recoge y pone a disposición de aquellas instancias de la aplicación que actúen como clientes. En los clientes se pueden implementar varias funcionalidades para llevar a cabo la explotación de la información, siendo de las más evidentes la visualización en un plano de las últimas posiciones o recorridos realizados. </text:span>Se trata con esta propuesta de aportar una solución a esta problemática y <text:span text:style-name="T2">acercarse a</text:span> un mercado que puede no conocer este tipo de tecnologías.</text:p>
      <text:p text:style-name="P3"><text:span text:style-name="T3">Existen ya algunas alternativas en este ámbito que se pueden encontrar, por ejemplo, mediante una búsqueda en el </text:span><text:span text:style-name="T4">Play Store</text:span><text:span text:style-name="T3"> de Google. La empresa Life360</text:span><text:span text:style-name="T3"><text:note text:id="ftn1" text:note-class="footnote"><text:note-citation>1</text:note-citation><text:note-body><text:p text:style-name="P11">https://www.life360.com/</text:p></text:note-body></text:note></text:span><text:span text:style-name="T3"> comercializa un servicio que permite seguir la pista a familiares y otros grupos de interés. </text:span><text:span text:style-name="T1">Slash Idea</text:span><text:span text:style-name="T1"><text:note text:id="ftn2" text:note-class="footnote"><text:note-citation>2</text:note-citation><text:note-body><text:p text:style-name="P12">http://www.mycartracks.com/</text:p></text:note-body></text:note></text:span><text:span text:style-name="T1"> tiene un servicio para llevar el control de una flota de vehículos. </text:span>Esocial<text:note text:id="ftn3" text:note-class="footnote"><text:note-citation>3</text:note-citation><text:note-body><text:p text:style-name="P14">https://triplogmileage.com/</text:p></text:note-body></text:note> <text:span text:style-name="T23">vende una aplicación, </text:span><text:span text:style-name="T7">Triplog</text:span><text:span text:style-name="T15">,</text:span> <text:span text:style-name="T23">que permite gestionar una flota de vehículos tanto a nivel personal como profesional. Son todas ellas empresas estadounidenses con un producto interesante pero sin soporte en castellano para sus clientes.</text:span></text:p>
      <text:h text:style-name="Heading_20_1" text:outline-level="1"><text:bookmark-start text:name="__RefHeading__227_1219207421"/>Análisis preliminar de requisitos<text:bookmark-end text:name="__RefHeading__227_1219207421"/></text:h>
      <text:p text:style-name="P2"><text:span text:style-name="T12">La aplicación constará de dos modos de funcionamiento. Por una parte una operativa como generador de datos geográficos y otra como utilizador y/o visualizador de dichos datos. Estos dos contextos, permiten toda una gama de uso y distintos enfoques. Por supuesto la </text:span><text:span text:style-name="T5">app</text:span> <text:span text:style-name="T9">funcionará sobre el sistema Android, con un nivel de API todavía por establecer. Se presupone que existirá en el dispositivo alguna conexión a Internet como canal de transmisión y recepción de los datos.</text:span></text:p>
      <text:p text:style-name="P4"><text:soft-page-break/>El flujo de <text:span text:style-name="T12">información</text:span> generado no será volcado directamente a la instancia o instancias que actúen como visualizadoras <text:span text:style-name="T12">o gestoras en un momento dado</text:span>. Es necesario contar con una infraestructura intermedia que reciba los datos, y controle quién puede acceder y cómo. Para resolver este problema de intercambio de datos se propone el uso de librerías Open Source y tecnologías estándar sobradamente conocidas, que se detallan a continuación.</text:p>
      <text:p text:style-name="P5">El módulo servidor utilizará la librería ROME<text:note text:id="ftn4" text:note-class="footnote"><text:note-citation>4</text:note-citation><text:note-body><text:p text:style-name="P13">https://github.com/rometools/</text:p></text:note-body></text:note> para generar entradas RSS<text:note text:id="ftn5" text:note-class="footnote"><text:note-citation>5</text:note-citation><text:note-body><text:p text:style-name="P13">http://en.wikipedia.org/wiki/RSS</text:p></text:note-body></text:note> que se almacenarán en un servidor web. A su vez los clientes, previa solicitud inicial, podrán suscribirse a los feed deseados, representando cada uno a un rastreado. Se utilizará también dicha librería para realizar la lectura y procesado de la información en el módulo cliente. Para la comunicación vía protocolo HTTP se propone la librería <text:span text:style-name="T26">HttpURLConnection</text:span><text:span text:style-name="T26"><text:note text:id="ftn6" text:note-class="footnote"><text:note-citation>6</text:note-citation><text:note-body><text:p text:style-name="P15">http://developer.android.com/reference/java/net/HttpURLConnection.html</text:p></text:note-body></text:note></text:span>.</text:p>
      <text:p text:style-name="P4">El servidor web propiamente dicho podrá utilizar cualquier implementación libre, por ejemplo Apache. Para permitir la recepción de los feed<text:span text:style-name="T27">s</text:span> y su publicación se propone el uso de <text:span text:style-name="T10">Python como lenguaje de </text:span><text:span text:style-name="T6">scripting</text:span>. Nótese que en el servidor se podría gestionar el contenido sindicado con la granularidad deseada, en términos de seguridad de acceso a la información, dependiendo de las necesidades y el tiempo disponible. </text:p>
      <text:h text:style-name="P23" text:outline-level="2"><text:bookmark-start text:name="__RefHeading__229_1219207421"/>Funcionalidades<text:bookmark-end text:name="__RefHeading__229_1219207421"/></text:h>
      <text:list xml:id="list4725540454511347142" text:style-name="L1">
        <text:list-item>
          <text:p text:style-name="P19"><text:span text:style-name="T27">A</text:span>ctivación/<text:span text:style-name="T27">desactivación</text:span> de la generación de datos geográficos en el dispositivo local. </text:p>
        </text:list-item>
        <text:list-item>
          <text:p text:style-name="P20">Listas de seguimiento para incluir o excluir aquellos dispositivos que resulten de interés.</text:p>
        </text:list-item>
        <text:list-item>
          <text:p text:style-name="P20">Visualización de las posiciones de los rastreados en el tiempo, siendo este el momento actual o pretérito, según el acceso a la colección de datos.</text:p>
        </text:list-item>
        <text:list-item>
          <text:p text:style-name="P20">Alertas de proximidad, <text:span text:style-name="T19">que abarcará:</text:span></text:p>
          <text:list>
            <text:list-item>
              <text:p text:style-name="P21">Proximidad geográfica entre instancias de la aplicación.</text:p>
            </text:list-item>
            <text:list-item>
              <text:p text:style-name="P21">Proximidad de una instancia a un lugar definido previamente.</text:p>
            </text:list-item>
          </text:list>
        </text:list-item>
        <text:list-item>
          <text:p text:style-name="P20">Alertas de velocidad máxima, mínima, media, etc. en un intervalo de tiempo.</text:p>
        </text:list-item>
        <text:list-item>
          <text:p text:style-name="P20">Gestión de seguimientos pudiendo:</text:p>
          <text:list>
            <text:list-item>
              <text:p text:style-name="P20">Generar códigos de seguimiento para compartir con otros dispositivos.</text:p>
            </text:list-item>
            <text:list-item>
              <text:p text:style-name="P20">Solicitar seguimientos a otros dispositivos.</text:p>
            </text:list-item>
            <text:list-item>
              <text:p text:style-name="P20">Aceptar/<text:span text:style-name="T20">d</text:span>enegar peticiones de seguimiento.</text:p>
            </text:list-item>
          </text:list>
        </text:list-item>
      </text:list>
      <text:h text:style-name="Heading_20_2" text:outline-level="2"><text:bookmark-start text:name="__RefHeading__231_1219207421"/><text:soft-page-break/><text:span text:style-name="T11">P</text:span>rioridades, dependencias y orden<text:bookmark-end text:name="__RefHeading__231_1219207421"/></text:h>
      <text:p text:style-name="P6">En primer lugar ha de implementarse la parte servidora. Configurar Apache y escribir los scripts necesarios para generar el feed RSS haciéndolo <text:span text:style-name="T12">disponible</text:span> en una URL. Lo segundo necesario, ya en la aplicación Android, es el módulo que genera y envía los datos en formato RSS al ser<text:span text:style-name="T12">vidor. A continuación se necesita un módulo que permita gestionar las suscripciones a los feeds de otros cliente y a ser posible una manera de compartir dicha información. Por último, dentro de las características necesarias, la aplicación tendrá que poder leer la información a la que se ha suscrito y explotarla de forma básica con alguna de las funcionalidades propuestas, por ejemplo, poder visualizar sobre un mapa las últimas posiciones conocidas de los clientes seguidos. Las demás funcionalidades son secundarias, no obstante, tendrían prioridad aquellas relacionadas con la explotación de los datos, lo que el cliente puede utilizar de la aplicación.</text:span></text:p>
      <text:h text:style-name="Heading_20_2" text:outline-level="2"><text:bookmark-start text:name="__RefHeading__233_1219207421"/>Responsabilidades<text:bookmark-end text:name="__RefHeading__233_1219207421"/></text:h>
      <text:p text:style-name="P8">En este momento inicial del desarrollo el trabajo es realizado en sesiones conjuntas. Más adelante se buscará definir bloques de tareas que se puedan contribuir de forma independiente y que, por consiguiente, sean más fácilmente asignables a cualquiera de los integrantes del grupo de trabajo. Para la coordinación se dispone de herramientas como Dropbox, mensajería instantánea y para el desarrollo se utiliza el Sistema de Control de Versiones Subversion.</text:p>
      <text:h text:style-name="Heading_20_1" text:outline-level="1"><text:bookmark-start text:name="__RefHeading__256_2038675136"/>Planificación inicial: <text:span text:style-name="T18">iteraciones, hitos y entregables</text:span><text:bookmark-end text:name="__RefHeading__256_2038675136"/></text:h>
      <text:p text:style-name="P9">Inicialmente se prev<text:span text:style-name="T21">é</text:span> acometer el desarrollo trabajando primero <text:span text:style-name="T28">la operativa del servidor y la comunicación de la aplicación con el servidor web. Una vez se consiga tener funcionando la comunicación a nivel básico, el trabajo se centrará en las funcionalidades </text:span><text:span text:style-name="T8">core</text:span><text:span text:style-name="T13"> </text:span><text:span text:style-name="T16">de la aplicación. </text:span><text:span text:style-name="T14">A </text:span><text:span text:style-name="T16">continuación </text:span><text:span text:style-name="T14">se implementarán, dentro de lo posible, más funcionalidades que permitan utilizar los datos. Por ejemplo, añadir a la visualización de los últimos datos disponibles, la visualización de los registros históricos que existiesen.</text:span></text:p>
      <text:p text:style-name="P10">Por tanto, en la primera aplicación <text:span text:style-name="T29">se pretende que se pueda probar la aplicación con un servidor en una máquina virtual y un widget en el terminal móvil para demostrar que la comunicación está resuelta</text:span>. <text:span text:style-name="T29">En la siguiente iteración se pretende implementar las funcionalidades más importantes de las indicadas anteriormente. En la última iteración se pretende abarcar la explotación de los datos de forma atractiva.</text:span></text:p>
      <text:h text:style-name="Heading_20_2" text:outline-level="2"><text:bookmark-start text:name="__RefHeading__243_1219207421"/><text:span text:style-name="T18">I</text:span>ncidencias y planes de contingencia.<text:bookmark-end text:name="__RefHeading__243_1219207421"/></text:h>
      <text:p text:style-name="P7">El punto débil de utilizar un sistema basado en RSS y un servidor web es que no se conoce, en este momento, como resultará en la práctica o el trabajo inicial necesario. Se comenzará el desarrollo con una aplicación sencilla que muestre esta funcionalidad.</text:p>
      <text:h text:style-name="Heading_20_1" text:outline-level="1"><text:bookmark-start text:name="__RefHeading__247_1219207421"/><text:soft-page-break/><text:span text:style-name="T17">Diseño: </text:span>arquitectura<text:bookmark-end text:name="__RefHeading__247_1219207421"/></text:h>
      <text:p text:style-name="P7">Se emplearán actividades y fragmentos repartiéndose la carga de visualización y gestión de los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8:46:13.978271260</meta:creation-date>
    <dc:date>2015-04-07T12:55:14.999614010</dc:date>
    <meta:editing-duration>PT4H24M45S</meta:editing-duration>
    <meta:editing-cycles>31</meta:editing-cycles>
    <meta:generator>LibreOffice/4.2.7.2$Linux_X86_64 LibreOffice_project/420m0$Build-2</meta:generator>
    <meta:document-statistic meta:table-count="0" meta:image-count="0" meta:object-count="0" meta:page-count="5" meta:paragraph-count="53" meta:word-count="1160" meta:character-count="7756" meta:non-whitespace-character-count="6658"/>
  </office:meta>
</office:document-meta>
</file>